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9.5cm" fo:min-width="9cm" loext:decorative="false"/>
    </style:style>
    <style:style style:name="gr2" style:family="graphic" style:parent-style-name="standard">
      <style:graphic-properties draw:fill-color="#ff3838" draw:textarea-horizontal-align="justify" draw:textarea-vertical-align="middle" draw:auto-grow-height="false" fo:min-height="9.5cm" fo:min-width="9cm" loext:decorative="false"/>
    </style:style>
    <style:style style:name="gr3" style:family="graphic" style:parent-style-name="standard">
      <style:graphic-properties svg:stroke-color="#3465a4" draw:fill-color="#ffa6a6" draw:textarea-horizontal-align="justify" draw:textarea-vertical-align="middle" draw:auto-grow-height="false" fo:min-height="19.5cm" fo:min-width="1.75cm" loext:decorative="false"/>
    </style:style>
    <style:style style:name="gr4" style:family="graphic" style:parent-style-name="standard">
      <style:graphic-properties svg:stroke-color="#3465a4" draw:fill-color="#b4c7dc" draw:textarea-horizontal-align="justify" draw:textarea-vertical-align="middle" draw:auto-grow-height="false" fo:min-height="9.75cm" fo:min-width="1.75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111111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111111" draw:fill="none" draw:fill-color="#ffffff" draw:textarea-horizontal-align="left" draw:auto-grow-height="true" draw:auto-grow-width="false" fo:min-height="1.5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3838"/>
      <style:paragraph-properties fo:text-align="center"/>
    </style:style>
    <style:style style:name="P3" style:family="paragraph">
      <loext:graphic-properties draw:fill-color="#ffa6a6"/>
      <style:paragraph-properties fo:text-align="center"/>
    </style:style>
    <style:style style:name="P4" style:family="paragraph">
      <loext:graphic-properties draw:fill-color="#b4c7dc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cm" svg:height="19.75cm" svg:x="6.25cm" svg:y="3.1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5cm" svg:height="9.75cm" svg:x="6.25cm" svg:y="13.1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5cm" svg:height="19.75cm" svg:x="15.75cm" svg:y="3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5cm" svg:height="10cm" svg:x="15.75cm" svg:y="3.2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cm" svg:height="3.75cm" svg:x="16cm" svg:y="6.75cm">
          <draw:text-box>
            <text:p>Drop-Zone</text:p>
            <text:p>A</text:p>
          </draw:text-box>
        </draw:frame>
        <draw:frame draw:style-name="gr5" draw:text-style-name="P5" draw:layer="layout" svg:width="2cm" svg:height="3.75cm" svg:x="16cm" svg:y="16.5cm">
          <draw:text-box>
            <text:p>Drop-Zone</text:p>
            <text:p>B</text:p>
          </draw:text-box>
        </draw:frame>
        <draw:frame draw:style-name="gr6" draw:text-style-name="P5" draw:layer="layout" svg:width="3.5cm" svg:height="2.384cm" svg:x="9.25cm" svg:y="20.616cm">
          <draw:text-box>
            <text:p>Position Player B1</text:p>
          </draw:text-box>
        </draw:frame>
        <draw:frame draw:style-name="gr7" draw:text-style-name="P5" draw:layer="layout" svg:width="3.25cm" svg:height="1.75cm" svg:x="6.75cm" svg:y="7.616cm">
          <draw:text-box>
            <text:p>Position Player A2</text:p>
          </draw:text-box>
        </draw:frame>
        <draw:frame draw:style-name="gr7" draw:text-style-name="P5" draw:layer="layout" svg:width="3.25cm" svg:height="1.75cm" svg:x="12.25cm" svg:y="7.866cm">
          <draw:text-box>
            <text:p>Position Player A4</text:p>
          </draw:text-box>
        </draw:frame>
        <draw:frame draw:style-name="gr7" draw:text-style-name="P5" draw:layer="layout" svg:width="3.25cm" svg:height="1.75cm" svg:x="9.25cm" svg:y="4.616cm">
          <draw:text-box>
            <text:p>Position Player A3</text:p>
          </draw:text-box>
        </draw:frame>
        <draw:frame draw:style-name="gr7" draw:text-style-name="P5" draw:layer="layout" svg:width="3.25cm" svg:height="1.75cm" svg:x="10cm" svg:y="10.866cm">
          <draw:text-box>
            <text:p>Position Player A1</text:p>
          </draw:text-box>
        </draw:frame>
        <draw:frame draw:style-name="gr6" draw:text-style-name="P5" draw:layer="layout" svg:width="3.5cm" svg:height="2.384cm" svg:x="6.5cm" svg:y="17.116cm">
          <draw:text-box>
            <text:p>Position Player B2</text:p>
          </draw:text-box>
        </draw:frame>
        <draw:frame draw:style-name="gr6" draw:text-style-name="P5" draw:layer="layout" svg:width="3.5cm" svg:height="2.384cm" svg:x="9.25cm" svg:y="20.616cm">
          <draw:text-box>
            <text:p>Position Player B1</text:p>
          </draw:text-box>
        </draw:frame>
        <draw:frame draw:style-name="gr6" draw:text-style-name="P5" draw:layer="layout" svg:width="3.5cm" svg:height="2.384cm" svg:x="9.5cm" svg:y="13.732cm">
          <draw:text-box>
            <text:p>Position Player B3</text:p>
          </draw:text-box>
        </draw:frame>
        <draw:frame draw:style-name="gr6" draw:text-style-name="P5" draw:layer="layout" svg:width="3.5cm" svg:height="2.384cm" svg:x="12.25cm" svg:y="17.116cm">
          <draw:text-box>
            <text:p>Position Player B4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4:29:43.749059085</meta:creation-date>
    <dc:date>2026-02-28T14:41:49.846856489</dc:date>
    <meta:editing-duration>PT11M13S</meta:editing-duration>
    <meta:editing-cycles>3</meta:editing-cycles>
    <meta:generator>LibreOffice/24.2.7.2$Linux_X86_64 LibreOffice_project/420$Build-2</meta:generator>
    <meta:print-date>2026-02-28T14:41:42.970920807</meta:print-date>
    <meta:printed-by>PDF files</meta:printed-by>
    <meta:document-statistic meta:object-count="15"/>
  </office:meta>
</office:document-meta>
</file>